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fo:background-color="#004586"/>
      <style:text-properties fo:color="#ffffff"/>
    </style:style>
  </office:automatic-styles>
  <office:body>
    <office:spreadsheet>
      <table:table table:name="TCP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style-name="ce6" office:value-type="string" calcext:value-type="string" table:number-columns-spanned="6" table:number-rows-spanned="1">
            <text:p>TCP</text:p>
          </table:table-cell>
          <table:covered-table-cell table:number-columns-repeated="5" table:style-name="ce3"/>
          <table:table-cell table:number-columns-repeated="3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5" table:formula="of:=[.B5]+[.D5]/2" office:value-type="float" office:value="177.5" calcext:value-type="float">
            <text:p>177,5</text:p>
          </table:table-cell>
          <table:table-cell table:style-name="ce5" table:formula="of:=[.C5]+[.E5]/2"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table:formula="of:=[.H5]+[.J5]/2" office:value-type="float" office:value="316.5" calcext:value-type="float">
            <text:p>316,5</text:p>
          </table:table-cell>
          <table:table-cell table:formula="of:=[.I5]+[.K5]/2" office:value-type="float" office:value="290.5" calcext:value-type="float">
            <text:p>290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style-name="ce5" table:formula="of:=[.B6]+[.D6]/2" office:value-type="float" office:value="221" calcext:value-type="float">
            <text:p>221</text:p>
          </table:table-cell>
          <table:table-cell table:style-name="ce5" table:formula="of:=[.C6]+[.E6]/2" office:value-type="float" office:value="386.5" calcext:value-type="float">
            <text:p>386,5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table:formula="of:=[.H6]+[.J6]/2" office:value-type="float" office:value="322" calcext:value-type="float">
            <text:p>322</text:p>
          </table:table-cell>
          <table:table-cell table:formula="of:=[.I6]+[.K6]/2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27" calcext:value-type="float">
            <text:p>127</text:p>
          </table:table-cell>
          <table:table-cell table:style-name="ce5" table:formula="of:=[.B7]+[.D7]/2" office:value-type="float" office:value="294.5" calcext:value-type="float">
            <text:p>294,5</text:p>
          </table:table-cell>
          <table:table-cell table:style-name="ce5" table:formula="of:=[.C7]+[.E7]/2" office:value-type="float" office:value="376.5" calcext:value-type="float">
            <text:p>376,5</text:p>
          </table:table-cell>
          <table:table-cell office:value-type="float" office:value="28" calcext:value-type="float">
            <text:p>28</text:p>
          </table:table-cell>
          <table:table-cell office:value-type="float" office:value="-17" calcext:value-type="float">
            <text:p>-1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formula="of:=[.H7]+[.J7]/2" office:value-type="float" office:value="332" calcext:value-type="float">
            <text:p>332</text:p>
          </table:table-cell>
          <table:table-cell table:formula="of:=[.I7]+[.K7]/2" office:value-type="float" office:value="287.5" calcext:value-type="float">
            <text:p>287,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style-name="ce5" table:formula="of:=[.B8]+[.D8]/2" office:value-type="float" office:value="368" calcext:value-type="float">
            <text:p>368</text:p>
          </table:table-cell>
          <table:table-cell table:style-name="ce5" table:formula="of:=[.C8]+[.E8]/2" office:value-type="float" office:value="354" calcext:value-type="float">
            <text:p>354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609" calcext:value-type="float">
            <text:p>609</text:p>
          </table:table-cell>
          <table:table-cell table:formula="of:=[.H8]+[.J8]/2" office:value-type="float" office:value="330.5" calcext:value-type="float">
            <text:p>330,5</text:p>
          </table:table-cell>
          <table:table-cell table:formula="of:=[.I8]+[.K8]/2" office:value-type="float" office:value="281.5" calcext:value-type="float">
            <text:p>281,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257" calcext:value-type="float">
            <text:p>257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style-name="ce5" table:formula="of:=[.B9]+[.D9]/2" office:value-type="float" office:value="431.5" calcext:value-type="float">
            <text:p>431,5</text:p>
          </table:table-cell>
          <table:table-cell table:style-name="ce5" table:formula="of:=[.C9]+[.E9]/2"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office:value-type="float" office:value="621" calcext:value-type="float">
            <text:p>621</text:p>
          </table:table-cell>
          <table:table-cell office:value-type="float" office:value="612" calcext:value-type="float">
            <text:p>612</text:p>
          </table:table-cell>
          <table:table-cell table:formula="of:=[.H9]+[.J9]/2" office:value-type="float" office:value="328.5" calcext:value-type="float">
            <text:p>328,5</text:p>
          </table:table-cell>
          <table:table-cell table:formula="of:=[.I9]+[.K9]/2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style-name="ce5" table:formula="of:=[.B10]+[.D10]/2" office:value-type="float" office:value="504.5" calcext:value-type="float">
            <text:p>504,5</text:p>
          </table:table-cell>
          <table:table-cell table:style-name="ce5" table:formula="of:=[.C10]+[.E10]/2" office:value-type="float" office:value="290.5" calcext:value-type="float">
            <text:p>290,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633" calcext:value-type="float">
            <text:p>633</text:p>
          </table:table-cell>
          <table:table-cell office:value-type="float" office:value="614" calcext:value-type="float">
            <text:p>614</text:p>
          </table:table-cell>
          <table:table-cell table:formula="of:=[.H10]+[.J10]/2" office:value-type="float" office:value="345.5" calcext:value-type="float">
            <text:p>345,5</text:p>
          </table:table-cell>
          <table:table-cell table:formula="of:=[.I10]+[.K10]/2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table:style-name="ce5" table:formula="of:=[.B11]+[.D11]/2" office:value-type="float" office:value="562" calcext:value-type="float">
            <text:p>562</text:p>
          </table:table-cell>
          <table:table-cell table:style-name="ce5" table:formula="of:=[.C11]+[.E11]/2" office:value-type="float" office:value="250.5" calcext:value-type="float">
            <text:p>250,5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table:formula="of:=[.H11]+[.J11]/2" office:value-type="float" office:value="328" calcext:value-type="float">
            <text:p>328</text:p>
          </table:table-cell>
          <table:table-cell table:formula="of:=[.I11]+[.K11]/2" office:value-type="float" office:value="282.5" calcext:value-type="float">
            <text:p>282,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8" table:formula="of:=AVERAGE([.L5:.L11])" office:value-type="float" office:value="329" calcext:value-type="float">
            <text:p>329</text:p>
          </table:table-cell>
          <table:table-cell table:style-name="ce8" table:formula="of:=AVERAGE([.M5:.M11])" office:value-type="float" office:value="288.857142857143" calcext:value-type="float">
            <text:p>288,857142857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7" table:number-columns-spanned="6" table:number-rows-spanned="1"/>
          <table:covered-table-cell table:number-columns-repeated="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Correction</text:p>
          </table:table-cell>
          <table:table-cell table:number-columns-repeated="3"/>
          <table:table-cell office:value-type="string" calcext:value-type="string">
            <text:p>Calc correc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3.2" calcext:value-type="float">
            <text:p>243,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5.9" calcext:value-type="float">
            <text:p>-5,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243.2+5.9*np.sin(deg2rad(30))</text:p>
          </table:table-cell>
          <table:table-cell table:number-columns-repeated="2"/>
          <table:table-cell table:formula="of:=246.15" office:value-type="float" office:value="246.15" calcext:value-type="float">
            <text:p>246,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22.4" calcext:value-type="float">
            <text:p>-22,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y</text:p>
          </table:table-cell>
          <table:table-cell table:formula="of:=-22.4+2.1" office:value-type="float" office:value="-20.3" calcext:value-type="float">
            <text:p>-20,3</text:p>
          </table:table-cell>
          <table:table-cell table:number-columns-repeated="2"/>
          <table:table-cell table:formula="of:=-20.3" office:value-type="float" office:value="-20.3" calcext:value-type="float">
            <text:p>-20,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7.1" calcext:value-type="float">
            <text:p>437,1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437.1-5.9*np.cos(np.deg2rad(30))</text:p>
          </table:table-cell>
          <table:table-cell table:number-columns-repeated="2"/>
          <table:table-cell table:formula="of:=431.99" office:value-type="float" office:value="431.99" calcext:value-type="float">
            <text:p>431,99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+[.D6]/2" office:value-type="float" office:value="11" calcext:value-type="float">
            <text:p>11</text:p>
          </table:table-cell>
          <table:table-cell table:formula="of:=[.C6]+[.E6]/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]+[.D7]/2" office:value-type="float" office:value="11.5" calcext:value-type="float">
            <text:p>11,5</text:p>
          </table:table-cell>
          <table:table-cell table:formula="of:=[.C7]+[.E7]/2" office:value-type="float" office:value="16.5" calcext:value-type="float">
            <text:p>16,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]+[.D8]/2" office:value-type="float" office:value="12.5" calcext:value-type="float">
            <text:p>12,5</text:p>
          </table:table-cell>
          <table:table-cell table:formula="of:=[.C8]+[.E8]/2" office:value-type="float" office:value="16.5" calcext:value-type="float">
            <text:p>16,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9]+[.D9]/2" office:value-type="float" office:value="12.5" calcext:value-type="float">
            <text:p>12,5</text:p>
          </table:table-cell>
          <table:table-cell table:formula="of:=[.C9]+[.E9]/2" office:value-type="float" office:value="15.5" calcext:value-type="float">
            <text:p>15,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0]+[.D10]/2" office:value-type="float" office:value="13" calcext:value-type="float">
            <text:p>13</text:p>
          </table:table-cell>
          <table:table-cell table:formula="of:=[.C10]+[.E10]/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1]+[.D11]/2" office:value-type="float" office:value="14" calcext:value-type="float">
            <text:p>14</text:p>
          </table:table-cell>
          <table:table-cell table:formula="of:=[.C11]+[.E11]/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2]+[.D12]/2" office:value-type="float" office:value="14" calcext:value-type="float">
            <text:p>14</text:p>
          </table:table-cell>
          <table:table-cell table:formula="of:=[.C12]+[.E12]/2" office:value-type="float" office:value="16.5" calcext:value-type="float">
            <text:p>16,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4]+[.D14]/2" office:value-type="float" office:value="11" calcext:value-type="float">
            <text:p>11</text:p>
          </table:table-cell>
          <table:table-cell table:formula="of:=[.C14]+[.E14]/2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5]+[.D15]/2" office:value-type="float" office:value="11" calcext:value-type="float">
            <text:p>11</text:p>
          </table:table-cell>
          <table:table-cell table:formula="of:=[.C15]+[.E15]/2" office:value-type="float" office:value="22.5" calcext:value-type="float">
            <text:p>2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6]+[.D16]/2" office:value-type="float" office:value="19" calcext:value-type="float">
            <text:p>19</text:p>
          </table:table-cell>
          <table:table-cell table:formula="of:=[.C16]+[.E16]/2" office:value-type="float" office:value="17" calcext:value-type="float">
            <text:p>17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3"/>
          <table:table-cell table:style-name="ce11" office:value-type="string" calcext:value-type="string" table:number-columns-spanned="2" table:number-rows-spanned="1">
            <text:p>s</text:p>
          </table:table-cell>
          <table:covered-table-cell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formula="of:=[.B22]+[.D22]/2" office:value-type="float" office:value="449.5" calcext:value-type="float">
            <text:p>449,5</text:p>
          </table:table-cell>
          <table:table-cell table:formula="of:=[.C22]+[.E22]/2" office:value-type="float" office:value="151.5" calcext:value-type="float">
            <text:p>151,5</text:p>
          </table:table-cell>
          <table:table-cell table:number-columns-repeated="3"/>
          <table:table-cell table:formula="of:=[.$K$19]/[.D22]" office:value-type="float" office:value="0.00671140939597315" calcext:value-type="float">
            <text:p>0,0067114094</text:p>
          </table:table-cell>
          <table:table-cell table:formula="of:=[.$K$19]/[.E22]" office:value-type="float" office:value="0.00680272108843537" calcext:value-type="float">
            <text:p>0,0068027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formula="of:=[.B23]+[.D23]/2" office:value-type="float" office:value="407.5" calcext:value-type="float">
            <text:p>407,5</text:p>
          </table:table-cell>
          <table:table-cell table:formula="of:=[.C23]+[.E23]/2" office:value-type="float" office:value="146.5" calcext:value-type="float">
            <text:p>146,5</text:p>
          </table:table-cell>
          <table:table-cell table:number-columns-repeated="3"/>
          <table:table-cell table:formula="of:=[.$K$19]/[.D23]" office:value-type="float" office:value="0.00680272108843537" calcext:value-type="float">
            <text:p>0,0068027211</text:p>
          </table:table-cell>
          <table:table-cell table:formula="of:=[.$K$19]/[.E23]" office:value-type="float" office:value="0.00671140939597315" calcext:value-type="float">
            <text:p>0,0067114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formula="of:=[.B24]+[.D24]/2" office:value-type="float" office:value="388" calcext:value-type="float">
            <text:p>388</text:p>
          </table:table-cell>
          <table:table-cell table:formula="of:=[.C24]+[.E24]/2" office:value-type="float" office:value="148.5" calcext:value-type="float">
            <text:p>148,5</text:p>
          </table:table-cell>
          <table:table-cell table:number-columns-repeated="3"/>
          <table:table-cell table:formula="of:=[.$K$19]/[.D24]" office:value-type="float" office:value="0.00675675675675676" calcext:value-type="float">
            <text:p>0,0067567568</text:p>
          </table:table-cell>
          <table:table-cell table:formula="of:=[.$K$19]/[.E24]" office:value-type="float" office:value="0.00671140939597315" calcext:value-type="float">
            <text:p>0,0067114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[.B25]+[.D25]/2" office:value-type="float" office:value="367" calcext:value-type="float">
            <text:p>367</text:p>
          </table:table-cell>
          <table:table-cell table:formula="of:=[.C25]+[.E25]/2" office:value-type="float" office:value="147" calcext:value-type="float">
            <text:p>147</text:p>
          </table:table-cell>
          <table:table-cell table:number-columns-repeated="3"/>
          <table:table-cell table:formula="of:=[.$K$19]/[.D25]" office:value-type="float" office:value="0.00675675675675676" calcext:value-type="float">
            <text:p>0,0067567568</text:p>
          </table:table-cell>
          <table:table-cell table:formula="of:=[.$K$19]/[.E25]" office:value-type="float" office:value="0.00675675675675676" calcext:value-type="float">
            <text:p>0,00675675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formula="of:=[.B26]+[.D26]/2" office:value-type="float" office:value="345" calcext:value-type="float">
            <text:p>345</text:p>
          </table:table-cell>
          <table:table-cell table:formula="of:=[.C26]+[.E26]/2" office:value-type="float" office:value="147.5" calcext:value-type="float">
            <text:p>147,5</text:p>
          </table:table-cell>
          <table:table-cell table:number-columns-repeated="3"/>
          <table:table-cell table:formula="of:=[.$K$19]/[.D26]" office:value-type="float" office:value="0.00657894736842105" calcext:value-type="float">
            <text:p>0,0065789474</text:p>
          </table:table-cell>
          <table:table-cell table:formula="of:=[.$K$19]/[.E26]" office:value-type="float" office:value="0.00671140939597315" calcext:value-type="float">
            <text:p>0,0067114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formula="of:=[.B27]+[.D27]/2" office:value-type="float" office:value="334" calcext:value-type="float">
            <text:p>334</text:p>
          </table:table-cell>
          <table:table-cell table:formula="of:=[.C27]+[.E27]/2" office:value-type="float" office:value="150.5" calcext:value-type="float">
            <text:p>150,5</text:p>
          </table:table-cell>
          <table:table-cell table:number-columns-repeated="3"/>
          <table:table-cell table:formula="of:=[.$K$19]/[.D27]" office:value-type="float" office:value="0.00666666666666667" calcext:value-type="float">
            <text:p>0,0066666667</text:p>
          </table:table-cell>
          <table:table-cell table:formula="of:=[.$K$19]/[.E27]" office:value-type="float" office:value="0.00680272108843537" calcext:value-type="float">
            <text:p>0,0068027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formula="of:=[.B28]+[.D28]/2" office:value-type="float" office:value="308.5" calcext:value-type="float">
            <text:p>308,5</text:p>
          </table:table-cell>
          <table:table-cell table:formula="of:=[.C28]+[.E28]/2" office:value-type="float" office:value="151.5" calcext:value-type="float">
            <text:p>151,5</text:p>
          </table:table-cell>
          <table:table-cell table:number-columns-repeated="3"/>
          <table:table-cell table:formula="of:=[.$K$19]/[.D28]" office:value-type="float" office:value="0.00645161290322581" calcext:value-type="float">
            <text:p>0,0064516129</text:p>
          </table:table-cell>
          <table:table-cell table:formula="of:=[.$K$19]/[.E28]" office:value-type="float" office:value="0.0065359477124183" calcext:value-type="float">
            <text:p>0,0065359477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formula="of:=[.B30]+[.D30]/2" office:value-type="float" office:value="449.5" calcext:value-type="float">
            <text:p>449,5</text:p>
          </table:table-cell>
          <table:table-cell table:formula="of:=[.C30]+[.E30]/2" office:value-type="float" office:value="146" calcext:value-type="float">
            <text:p>146</text:p>
          </table:table-cell>
          <table:table-cell table:number-columns-repeated="4"/>
          <table:table-cell table:style-name="ce12" table:formula="of:=AVERAGE([.K22:.L28])" office:value-type="float" office:value="0.00669694612644292" calcext:value-type="float">
            <text:p>0,0066969461</text:p>
          </table:table-cell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388" calcext:value-type="float">
            <text:p>388</text:p>
          </table:table-cell>
          <table:table-cell office:value-type="float" office:value="339" calcext:value-type="float">
            <text:p>33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[.B31]+[.D31]/2" office:value-type="float" office:value="461" calcext:value-type="float">
            <text:p>461</text:p>
          </table:table-cell>
          <table:table-cell table:formula="of:=[.C31]+[.E31]/2" office:value-type="float" office:value="414.5" calcext:value-type="float">
            <text:p>41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-22" calcext:value-type="float">
            <text:p>-2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[.B32]+[.D32]/2" office:value-type="float" office:value="53" calcext:value-type="float">
            <text:p>53</text:p>
          </table:table-cell>
          <table:table-cell table:formula="of:=[.C32]+[.E32]/2" office:value-type="float" office:value="163" calcext:value-type="float">
            <text:p>163</text:p>
          </table:table-cell>
          <table:table-cell table:number-columns-repeated="5"/>
        </table:table-row>
      </table:table>
      <table:table table:name="Sheet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+[.D6]/2" office:value-type="float" office:value="10" calcext:value-type="float">
            <text:p>10</text:p>
          </table:table-cell>
          <table:table-cell table:formula="of:=[.C6]+[.E6]/2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7]+[.D7]/2" office:value-type="float" office:value="9.5" calcext:value-type="float">
            <text:p>9,5</text:p>
          </table:table-cell>
          <table:table-cell table:formula="of:=[.C7]+[.E7]/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]+[.D8]/2" office:value-type="float" office:value="10" calcext:value-type="float">
            <text:p>10</text:p>
          </table:table-cell>
          <table:table-cell table:formula="of:=[.C8]+[.E8]/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9]+[.D9]/2" office:value-type="float" office:value="11" calcext:value-type="float">
            <text:p>11</text:p>
          </table:table-cell>
          <table:table-cell table:formula="of:=[.C9]+[.E9]/2"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+[.D10]/2" office:value-type="float" office:value="12.5" calcext:value-type="float">
            <text:p>12,5</text:p>
          </table:table-cell>
          <table:table-cell table:formula="of:=[.C10]+[.E10]/2"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]+[.D11]/2" office:value-type="float" office:value="13" calcext:value-type="float">
            <text:p>13</text:p>
          </table:table-cell>
          <table:table-cell table:formula="of:=[.C11]+[.E11]/2"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]+[.D12]/2" office:value-type="float" office:value="13.5" calcext:value-type="float">
            <text:p>13,5</text:p>
          </table:table-cell>
          <table:table-cell table:formula="of:=[.C12]+[.E12]/2" office:value-type="float" office:value="18.5" calcext:value-type="float">
            <text:p>18,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+[.D13]/2" office:value-type="float" office:value="14" calcext:value-type="float">
            <text:p>14</text:p>
          </table:table-cell>
          <table:table-cell table:formula="of:=[.C13]+[.E13]/2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4]+[.D14]/2" office:value-type="float" office:value="14.5" calcext:value-type="float">
            <text:p>14,5</text:p>
          </table:table-cell>
          <table:table-cell table:formula="of:=[.C14]+[.E14]/2" office:value-type="float" office:value="19.5" calcext:value-type="float">
            <text:p>19,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5]+[.D15]/2" office:value-type="float" office:value="14" calcext:value-type="float">
            <text:p>14</text:p>
          </table:table-cell>
          <table:table-cell table:formula="of:=[.C15]+[.E15]/2" office:value-type="float" office:value="19.5" calcext:value-type="float">
            <text:p>19,5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+[.D18]/2" office:value-type="float" office:value="9.5" calcext:value-type="float">
            <text:p>9,5</text:p>
          </table:table-cell>
          <table:table-cell table:formula="of:=[.C18]+[.E18]/2" office:value-type="float" office:value="17.5" calcext:value-type="float">
            <text:p>1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= 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9]+[.D19]/2" office:value-type="float" office:value="17.5" calcext:value-type="float">
            <text:p>17,5</text:p>
          </table:table-cell>
          <table:table-cell table:formula="of:=[.C19]+[.E19]/2" office:value-type="float" office:value="17.5" calcext:value-type="float">
            <text:p>1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0]+[.D20]/2" office:value-type="float" office:value="9.5" calcext:value-type="float">
            <text:p>9,5</text:p>
          </table:table-cell>
          <table:table-cell table:formula="of:=[.C20]+[.E20]/2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Pattern</text:p>
          </table:table-cell>
          <table:covered-table-cell table:number-columns-repeated="5" table:style-name="ce3"/>
          <table:table-cell table:number-columns-repeated="3"/>
          <table:table-cell table:style-name="ce11" office:value-type="string" calcext:value-type="string" table:number-columns-spanned="2" table:number-rows-spanned="1">
            <text:p>s</text:p>
          </table:table-cell>
          <table:covered-table-cell/>
        </table:table-row>
        <table:table-row table:style-name="ro1">
          <table:table-cell office:value-type="string" calcext:value-type="string">
            <text:p>Grados</text:p>
          </table:table-cell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Siz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4"/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65" calcext:value-type="float">
            <text:p>46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6]+[.D26]/2" office:value-type="float" office:value="536" calcext:value-type="float">
            <text:p>536</text:p>
          </table:table-cell>
          <table:table-cell table:formula="of:=[.C26]+[.E26]/2" office:value-type="float" office:value="358" calcext:value-type="float">
            <text:p>358</text:p>
          </table:table-cell>
          <table:table-cell table:number-columns-repeated="3"/>
          <table:table-cell table:formula="of:=[.$K$23]/[.D26]" office:value-type="float" office:value="0.00704225352112676" calcext:value-type="float">
            <text:p>0,0070422535</text:p>
          </table:table-cell>
          <table:table-cell table:formula="of:=[.$K$23]/[.E26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38" calcext:value-type="float">
            <text:p>43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7]+[.D27]/2" office:value-type="float" office:value="509" calcext:value-type="float">
            <text:p>509</text:p>
          </table:table-cell>
          <table:table-cell table:formula="of:=[.C27]+[.E27]/2" office:value-type="float" office:value="321" calcext:value-type="float">
            <text:p>321</text:p>
          </table:table-cell>
          <table:table-cell table:number-columns-repeated="3"/>
          <table:table-cell table:formula="of:=[.$K$23]/[.D27]" office:value-type="float" office:value="0.00704225352112676" calcext:value-type="float">
            <text:p>0,0070422535</text:p>
          </table:table-cell>
          <table:table-cell table:formula="of:=[.$K$23]/[.E27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14" calcext:value-type="float">
            <text:p>414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8]+[.D28]/2" office:value-type="float" office:value="485" calcext:value-type="float">
            <text:p>485</text:p>
          </table:table-cell>
          <table:table-cell table:formula="of:=[.C28]+[.E28]/2" office:value-type="float" office:value="280" calcext:value-type="float">
            <text:p>280</text:p>
          </table:table-cell>
          <table:table-cell table:number-columns-repeated="3"/>
          <table:table-cell table:formula="of:=[.$K$23]/[.D28]" office:value-type="float" office:value="0.00704225352112676" calcext:value-type="float">
            <text:p>0,0070422535</text:p>
          </table:table-cell>
          <table:table-cell table:formula="of:=[.$K$23]/[.E28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61" calcext:value-type="float">
            <text:p>36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29]+[.D29]/2" office:value-type="float" office:value="432" calcext:value-type="float">
            <text:p>432</text:p>
          </table:table-cell>
          <table:table-cell table:formula="of:=[.C29]+[.E29]/2" office:value-type="float" office:value="244" calcext:value-type="float">
            <text:p>244</text:p>
          </table:table-cell>
          <table:table-cell table:number-columns-repeated="3"/>
          <table:table-cell table:formula="of:=[.$K$23]/[.D29]" office:value-type="float" office:value="0.00704225352112676" calcext:value-type="float">
            <text:p>0,0070422535</text:p>
          </table:table-cell>
          <table:table-cell table:formula="of:=[.$K$23]/[.E29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0]+[.D30]/2" office:value-type="float" office:value="365" calcext:value-type="float">
            <text:p>365</text:p>
          </table:table-cell>
          <table:table-cell table:formula="of:=[.C30]+[.E30]/2" office:value-type="float" office:value="230" calcext:value-type="float">
            <text:p>230</text:p>
          </table:table-cell>
          <table:table-cell table:number-columns-repeated="3"/>
          <table:table-cell table:formula="of:=[.$K$23]/[.D30]" office:value-type="float" office:value="0.00704225352112676" calcext:value-type="float">
            <text:p>0,0070422535</text:p>
          </table:table-cell>
          <table:table-cell table:formula="of:=[.$K$23]/[.E30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1]+[.D31]/2" office:value-type="float" office:value="319" calcext:value-type="float">
            <text:p>319</text:p>
          </table:table-cell>
          <table:table-cell table:formula="of:=[.C31]+[.E31]/2" office:value-type="float" office:value="247" calcext:value-type="float">
            <text:p>247</text:p>
          </table:table-cell>
          <table:table-cell table:number-columns-repeated="3"/>
          <table:table-cell table:formula="of:=[.$K$23]/[.D31]" office:value-type="float" office:value="0.00704225352112676" calcext:value-type="float">
            <text:p>0,0070422535</text:p>
          </table:table-cell>
          <table:table-cell table:formula="of:=[.$K$23]/[.E31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2]+[.D32]/2" office:value-type="float" office:value="299" calcext:value-type="float">
            <text:p>299</text:p>
          </table:table-cell>
          <table:table-cell table:formula="of:=[.C32]+[.E32]/2" office:value-type="float" office:value="252" calcext:value-type="float">
            <text:p>252</text:p>
          </table:table-cell>
          <table:table-cell table:number-columns-repeated="3"/>
          <table:table-cell table:formula="of:=[.$K$23]/[.D32]" office:value-type="float" office:value="0.00704225352112676" calcext:value-type="float">
            <text:p>0,0070422535</text:p>
          </table:table-cell>
          <table:table-cell table:formula="of:=[.$K$23]/[.E32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3]+[.D33]/2" office:value-type="float" office:value="282" calcext:value-type="float">
            <text:p>282</text:p>
          </table:table-cell>
          <table:table-cell table:formula="of:=[.C33]+[.E33]/2" office:value-type="float" office:value="261" calcext:value-type="float">
            <text:p>261</text:p>
          </table:table-cell>
          <table:table-cell table:number-columns-repeated="3"/>
          <table:table-cell table:formula="of:=[.$K$23]/[.D33]" office:value-type="float" office:value="0.00704225352112676" calcext:value-type="float">
            <text:p>0,0070422535</text:p>
          </table:table-cell>
          <table:table-cell table:formula="of:=[.$K$23]/[.E33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4]+[.D34]/2" office:value-type="float" office:value="260" calcext:value-type="float">
            <text:p>260</text:p>
          </table:table-cell>
          <table:table-cell table:formula="of:=[.C34]+[.E34]/2" office:value-type="float" office:value="276" calcext:value-type="float">
            <text:p>276</text:p>
          </table:table-cell>
          <table:table-cell table:number-columns-repeated="3"/>
          <table:table-cell table:formula="of:=[.$K$23]/[.D34]" office:value-type="float" office:value="0.00704225352112676" calcext:value-type="float">
            <text:p>0,0070422535</text:p>
          </table:table-cell>
          <table:table-cell table:formula="of:=[.$K$23]/[.E34]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5]+[.D35]/2" office:value-type="float" office:value="270" calcext:value-type="float">
            <text:p>270</text:p>
          </table:table-cell>
          <table:table-cell table:formula="of:=[.C35]+[.E35]/2" office:value-type="float" office:value="281" calcext:value-type="float">
            <text:p>281</text:p>
          </table:table-cell>
          <table:table-cell table:number-columns-repeated="3"/>
          <table:table-cell table:formula="of:=[.$K$23]/[.D35]" office:value-type="float" office:value="0.00704225352112676" calcext:value-type="float">
            <text:p>0,0070422535</text:p>
          </table:table-cell>
          <table:table-cell table:formula="of:=[.$K$23]/[.E35]" office:value-type="float" office:value="0.00704225352112676" calcext:value-type="float">
            <text:p>0,0070422535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8]+[.D38]/2" office:value-type="float" office:value="497" calcext:value-type="float">
            <text:p>497</text:p>
          </table:table-cell>
          <table:table-cell table:formula="of:=[.C38]+[.E38]/2" office:value-type="float" office:value="195" calcext:value-type="float">
            <text:p>195</text:p>
          </table:table-cell>
          <table:table-cell table:number-columns-repeated="4"/>
          <table:table-cell table:style-name="ce12" table:formula="of:=AVERAGE([.K26:.L35])" office:value-type="float" office:value="0.00704225352112676" calcext:value-type="float">
            <text:p>0,0070422535</text:p>
          </table:table-cell>
        </table:table-row>
        <table:table-row table:style-name="ro1">
          <table:table-cell office:value-type="string" calcext:value-type="string">
            <text:p>X = 2</text:p>
          </table:table-cell>
          <table:table-cell office:value-type="float" office:value="439" calcext:value-type="float">
            <text:p>439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39]+[.D39]/2" office:value-type="float" office:value="510" calcext:value-type="float">
            <text:p>510</text:p>
          </table:table-cell>
          <table:table-cell table:formula="of:=[.C39]+[.E39]/2" office:value-type="float" office:value="457" calcext:value-type="float">
            <text:p>457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Y = 3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[.B40]+[.D40]/2" office:value-type="float" office:value="98" calcext:value-type="float">
            <text:p>98</text:p>
          </table:table-cell>
          <table:table-cell table:formula="of:=[.C40]+[.E40]/2" office:value-type="float" office:value="199" calcext:value-type="float">
            <text:p>1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0:15:42.144439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11.086861631</meta:creation-date>
    <dc:date>2016-06-22T15:06:14.211492811</dc:date>
    <meta:editing-duration>PT10H3M43S</meta:editing-duration>
    <meta:editing-cycles>21</meta:editing-cycles>
    <meta:generator>LibreOffice/4.2.8.2$Linux_X86_64 LibreOffice_project/420m0$Build-2</meta:generator>
    <meta:document-statistic meta:table-count="3" meta:cell-count="505" meta:object-count="0"/>
  </office:meta>
</office:document-meta>
</file>